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Mangal1" svg:font-family="Mangal"/>
    <style:font-face style:name="Source Code Pro" svg:font-family="'Source Code Pr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Source Code Pro" officeooo:rsid="00004391" officeooo:paragraph-rsid="00004391"/>
    </style:style>
    <style:style style:name="P2" style:family="paragraph" style:parent-style-name="Standard">
      <style:text-properties style:font-name="Source Code Pro" officeooo:paragraph-rsid="00004391"/>
    </style:style>
    <style:style style:name="P3" style:family="paragraph" style:parent-style-name="Standard">
      <style:text-properties style:font-name="Source Code Pro" fo:font-weight="bold" officeooo:rsid="00004391" officeooo:paragraph-rsid="00004391" style:font-weight-asian="bold" style:font-weight-complex="bold"/>
    </style:style>
    <style:style style:name="P4" style:family="paragraph" style:parent-style-name="Standard">
      <style:text-properties officeooo:paragraph-rsid="0001f683"/>
    </style:style>
    <style:style style:name="P5" style:family="paragraph" style:parent-style-name="Standard">
      <style:text-properties officeooo:rsid="0001f683" officeooo:paragraph-rsid="0001f683"/>
    </style:style>
    <style:style style:name="P6" style:family="paragraph" style:parent-style-name="Standard">
      <style:text-properties officeooo:rsid="0001f683" officeooo:paragraph-rsid="0002de45"/>
    </style:style>
    <style:style style:name="P7" style:family="paragraph" style:parent-style-name="Standard">
      <style:text-properties officeooo:rsid="0002de45" officeooo:paragraph-rsid="0002de45"/>
    </style:style>
    <style:style style:name="P8" style:family="paragraph" style:parent-style-name="Standard">
      <style:text-properties fo:font-weight="bold" officeooo:rsid="0002de45" officeooo:paragraph-rsid="0002de45" style:font-weight-asian="bold" style:font-weight-complex="bold"/>
    </style:style>
    <style:style style:name="P9" style:family="paragraph" style:parent-style-name="Standard">
      <style:text-properties fo:font-weight="bold" officeooo:rsid="0004aac7" officeooo:paragraph-rsid="0004aac7" style:font-weight-asian="bold" style:font-weight-complex="bold"/>
    </style:style>
    <style:style style:name="P10" style:family="paragraph" style:parent-style-name="Standard">
      <style:text-properties fo:font-weight="bold" officeooo:rsid="000614f3" officeooo:paragraph-rsid="000614f3" style:font-weight-asian="bold" style:font-weight-complex="bold"/>
    </style:style>
    <style:style style:name="P11" style:family="paragraph" style:parent-style-name="Standard">
      <style:text-properties fo:font-weight="bold" officeooo:rsid="000614f3" officeooo:paragraph-rsid="00067db1" style:font-weight-asian="bold" style:font-weight-complex="bold"/>
    </style:style>
    <style:style style:name="P12" style:family="paragraph" style:parent-style-name="Standard">
      <style:text-properties fo:font-weight="bold" officeooo:rsid="00067db1" officeooo:paragraph-rsid="00067db1" style:font-weight-asian="bold" style:font-weight-complex="bold"/>
    </style:style>
    <style:style style:name="P13" style:family="paragraph" style:parent-style-name="Standard">
      <style:text-properties fo:font-weight="bold" officeooo:rsid="0006b3f7" officeooo:paragraph-rsid="0006b3f7" style:font-weight-asian="bold" style:font-weight-complex="bold"/>
    </style:style>
    <style:style style:name="P14" style:family="paragraph" style:parent-style-name="Standard">
      <style:text-properties fo:font-weight="bold" officeooo:rsid="0007b43c" officeooo:paragraph-rsid="0007b43c" style:font-weight-asian="bold" style:font-weight-complex="bold"/>
    </style:style>
    <style:style style:name="P15" style:family="paragraph" style:parent-style-name="Standard">
      <style:text-properties fo:font-weight="bold" officeooo:rsid="0008f4e6" officeooo:paragraph-rsid="0008f4e6" style:font-weight-asian="bold" style:font-weight-complex="bold"/>
    </style:style>
    <style:style style:name="P16" style:family="paragraph" style:parent-style-name="Standard">
      <style:text-properties fo:font-weight="bold" officeooo:rsid="000c29e3" officeooo:paragraph-rsid="000c29e3" style:font-weight-asian="bold" style:font-weight-complex="bold"/>
    </style:style>
    <style:style style:name="P17" style:family="paragraph" style:parent-style-name="Standard">
      <style:text-properties fo:font-weight="bold" officeooo:rsid="000d9fea" officeooo:paragraph-rsid="000d9fea" style:font-weight-asian="bold" style:font-weight-complex="bold"/>
    </style:style>
    <style:style style:name="P18" style:family="paragraph" style:parent-style-name="Standard">
      <style:text-properties fo:font-weight="bold" officeooo:rsid="000d2a13" officeooo:paragraph-rsid="000d2a13" style:font-weight-asian="bold" style:font-weight-complex="bold"/>
    </style:style>
    <style:style style:name="P19" style:family="paragraph" style:parent-style-name="Standard">
      <style:text-properties fo:font-weight="bold" officeooo:rsid="000e83c0" officeooo:paragraph-rsid="000e83c0" style:font-weight-asian="bold" style:font-weight-complex="bold"/>
    </style:style>
    <style:style style:name="P20" style:family="paragraph" style:parent-style-name="Standard">
      <style:text-properties fo:font-weight="bold" officeooo:rsid="000f5a12" officeooo:paragraph-rsid="000f5a12" style:font-weight-asian="bold" style:font-weight-complex="bold"/>
    </style:style>
    <style:style style:name="P21" style:family="paragraph" style:parent-style-name="Standard">
      <style:text-properties fo:font-weight="bold" officeooo:rsid="001013f0" officeooo:paragraph-rsid="001013f0" style:font-weight-asian="bold" style:font-weight-complex="bold"/>
    </style:style>
    <style:style style:name="P22" style:family="paragraph" style:parent-style-name="Standard">
      <style:text-properties fo:font-weight="bold" officeooo:rsid="00144363" officeooo:paragraph-rsid="00144363" style:font-weight-asian="bold" style:font-weight-complex="bold"/>
    </style:style>
    <style:style style:name="P23" style:family="paragraph" style:parent-style-name="Standard">
      <style:text-properties fo:font-weight="bold" officeooo:rsid="0015fed5" officeooo:paragraph-rsid="0015fed5" style:font-weight-asian="bold" style:font-weight-complex="bold"/>
    </style:style>
    <style:style style:name="P24" style:family="paragraph" style:parent-style-name="Standard">
      <style:text-properties fo:font-weight="bold" officeooo:rsid="002023e3" officeooo:paragraph-rsid="002023e3" style:font-weight-asian="bold" style:font-weight-complex="bold"/>
    </style:style>
    <style:style style:name="P25" style:family="paragraph" style:parent-style-name="Standard">
      <style:text-properties fo:font-weight="normal" officeooo:rsid="0002de45" officeooo:paragraph-rsid="0002de45" style:font-weight-asian="normal" style:font-weight-complex="normal"/>
    </style:style>
    <style:style style:name="P26" style:family="paragraph" style:parent-style-name="Standard">
      <style:text-properties fo:font-weight="normal" officeooo:rsid="0004aac7" officeooo:paragraph-rsid="0004aac7" style:font-weight-asian="normal" style:font-weight-complex="normal"/>
    </style:style>
    <style:style style:name="P27" style:family="paragraph" style:parent-style-name="Standard">
      <style:text-properties fo:font-weight="normal" officeooo:rsid="000614f3" officeooo:paragraph-rsid="000614f3" style:font-weight-asian="normal" style:font-weight-complex="normal"/>
    </style:style>
    <style:style style:name="P28" style:family="paragraph" style:parent-style-name="Standard">
      <style:text-properties fo:font-weight="normal" officeooo:rsid="000614f3" officeooo:paragraph-rsid="00067db1" style:font-weight-asian="normal" style:font-weight-complex="normal"/>
    </style:style>
    <style:style style:name="P29" style:family="paragraph" style:parent-style-name="Standard">
      <style:text-properties fo:font-weight="normal" officeooo:rsid="00067db1" officeooo:paragraph-rsid="00067db1" style:font-weight-asian="normal" style:font-weight-complex="normal"/>
    </style:style>
    <style:style style:name="P30" style:family="paragraph" style:parent-style-name="Standard">
      <style:text-properties fo:font-weight="normal" officeooo:rsid="0006b3f7" officeooo:paragraph-rsid="0006b3f7" style:font-weight-asian="normal" style:font-weight-complex="normal"/>
    </style:style>
    <style:style style:name="P31" style:family="paragraph" style:parent-style-name="Standard">
      <style:text-properties fo:font-weight="normal" officeooo:rsid="0007b43c" officeooo:paragraph-rsid="0007b43c" style:font-weight-asian="normal" style:font-weight-complex="normal"/>
    </style:style>
    <style:style style:name="P32" style:family="paragraph" style:parent-style-name="Standard">
      <style:text-properties fo:font-weight="normal" officeooo:rsid="0008f4e6" officeooo:paragraph-rsid="0008f4e6" style:font-weight-asian="normal" style:font-weight-complex="normal"/>
    </style:style>
    <style:style style:name="P33" style:family="paragraph" style:parent-style-name="Standard">
      <style:text-properties fo:font-weight="normal" officeooo:rsid="000aa441" officeooo:paragraph-rsid="0008f4e6" style:font-weight-asian="normal" style:font-weight-complex="normal"/>
    </style:style>
    <style:style style:name="P34" style:family="paragraph" style:parent-style-name="Standard">
      <style:text-properties fo:font-weight="normal" officeooo:rsid="000aa441" officeooo:paragraph-rsid="000aa441" style:font-weight-asian="normal" style:font-weight-complex="normal"/>
    </style:style>
    <style:style style:name="P35" style:family="paragraph" style:parent-style-name="Standard">
      <style:text-properties fo:font-weight="normal" officeooo:rsid="000bdb16" officeooo:paragraph-rsid="000bdb16" style:font-weight-asian="normal" style:font-weight-complex="normal"/>
    </style:style>
    <style:style style:name="P36" style:family="paragraph" style:parent-style-name="Standard">
      <style:text-properties fo:font-weight="normal" officeooo:rsid="000c29e3" officeooo:paragraph-rsid="000c29e3" style:font-weight-asian="normal" style:font-weight-complex="normal"/>
    </style:style>
    <style:style style:name="P37" style:family="paragraph" style:parent-style-name="Standard">
      <style:text-properties fo:font-weight="normal" officeooo:rsid="000d2a13" officeooo:paragraph-rsid="000d2a13" style:font-weight-asian="normal" style:font-weight-complex="normal"/>
    </style:style>
    <style:style style:name="P38" style:family="paragraph" style:parent-style-name="Standard">
      <style:text-properties fo:font-weight="normal" officeooo:rsid="000d9fea" officeooo:paragraph-rsid="000d9fea" style:font-weight-asian="normal" style:font-weight-complex="normal"/>
    </style:style>
    <style:style style:name="P39" style:family="paragraph" style:parent-style-name="Standard">
      <style:text-properties fo:font-weight="normal" officeooo:rsid="000f5a12" officeooo:paragraph-rsid="000f5a12" style:font-weight-asian="normal" style:font-weight-complex="normal"/>
    </style:style>
    <style:style style:name="P40" style:family="paragraph" style:parent-style-name="Standard">
      <style:text-properties fo:font-weight="normal" officeooo:rsid="000f8786" officeooo:paragraph-rsid="000f8786" style:font-weight-asian="normal" style:font-weight-complex="normal"/>
    </style:style>
    <style:style style:name="P41" style:family="paragraph" style:parent-style-name="Standard">
      <style:text-properties fo:font-weight="normal" officeooo:rsid="000fea7f" officeooo:paragraph-rsid="000fea7f" style:font-weight-asian="normal" style:font-weight-complex="normal"/>
    </style:style>
    <style:style style:name="P42" style:family="paragraph" style:parent-style-name="Standard">
      <style:text-properties fo:font-weight="normal" officeooo:rsid="001013f0" officeooo:paragraph-rsid="001013f0" style:font-weight-asian="normal" style:font-weight-complex="normal"/>
    </style:style>
    <style:style style:name="P43" style:family="paragraph" style:parent-style-name="Standard">
      <style:text-properties fo:font-weight="normal" officeooo:rsid="0011d5a2" officeooo:paragraph-rsid="0011d5a2" style:font-weight-asian="normal" style:font-weight-complex="normal"/>
    </style:style>
    <style:style style:name="P44" style:family="paragraph" style:parent-style-name="Standard">
      <style:text-properties fo:font-weight="normal" officeooo:rsid="0011f246" officeooo:paragraph-rsid="0011f246" style:font-weight-asian="normal" style:font-weight-complex="normal"/>
    </style:style>
    <style:style style:name="P45" style:family="paragraph" style:parent-style-name="Standard">
      <style:text-properties fo:font-weight="normal" officeooo:rsid="001269b5" officeooo:paragraph-rsid="001269b5" style:font-weight-asian="normal" style:font-weight-complex="normal"/>
    </style:style>
    <style:style style:name="P46" style:family="paragraph" style:parent-style-name="Standard">
      <style:text-properties fo:font-weight="normal" officeooo:rsid="00144363" officeooo:paragraph-rsid="00144363" style:font-weight-asian="normal" style:font-weight-complex="normal"/>
    </style:style>
    <style:style style:name="P47" style:family="paragraph" style:parent-style-name="Standard">
      <style:text-properties fo:font-weight="normal" officeooo:rsid="0015fed5" officeooo:paragraph-rsid="0015fed5" style:font-weight-asian="normal" style:font-weight-complex="normal"/>
    </style:style>
    <style:style style:name="P48" style:family="paragraph" style:parent-style-name="Standard">
      <style:text-properties fo:font-weight="normal" officeooo:rsid="0016c379" officeooo:paragraph-rsid="0016c379" style:font-weight-asian="normal" style:font-weight-complex="normal"/>
    </style:style>
    <style:style style:name="P49" style:family="paragraph" style:parent-style-name="Standard">
      <style:text-properties fo:font-weight="normal" officeooo:rsid="00186d5d" officeooo:paragraph-rsid="00186d5d" style:font-weight-asian="normal" style:font-weight-complex="normal"/>
    </style:style>
    <style:style style:name="P50" style:family="paragraph" style:parent-style-name="Standard">
      <style:text-properties fo:font-weight="normal" officeooo:rsid="0019b48b" officeooo:paragraph-rsid="0019b48b" style:font-weight-asian="normal" style:font-weight-complex="normal"/>
    </style:style>
    <style:style style:name="P51" style:family="paragraph" style:parent-style-name="Standard">
      <style:text-properties fo:font-weight="normal" officeooo:rsid="001b38dc" officeooo:paragraph-rsid="001b38dc" style:font-weight-asian="normal" style:font-weight-complex="normal"/>
    </style:style>
    <style:style style:name="P52" style:family="paragraph" style:parent-style-name="Standard">
      <style:text-properties fo:font-weight="normal" officeooo:rsid="001e1c40" officeooo:paragraph-rsid="001e1c40" style:font-weight-asian="normal" style:font-weight-complex="normal"/>
    </style:style>
    <style:style style:name="P53" style:family="paragraph" style:parent-style-name="Standard">
      <style:text-properties fo:font-weight="normal" officeooo:rsid="001eea08" officeooo:paragraph-rsid="001eea08" style:font-weight-asian="normal" style:font-weight-complex="normal"/>
    </style:style>
    <style:style style:name="P54" style:family="paragraph" style:parent-style-name="Standard">
      <style:text-properties officeooo:paragraph-rsid="001e1c40"/>
    </style:style>
    <style:style style:name="P55" style:family="paragraph" style:parent-style-name="Standard">
      <style:text-properties officeooo:rsid="001eea08" officeooo:paragraph-rsid="001ff507"/>
    </style:style>
    <style:style style:name="P56" style:family="paragraph" style:parent-style-name="Standard">
      <style:text-properties officeooo:rsid="002023e3" officeooo:paragraph-rsid="002023e3"/>
    </style:style>
    <style:style style:name="T1" style:family="text">
      <style:text-properties officeooo:rsid="00004391"/>
    </style:style>
    <style:style style:name="T2" style:family="text">
      <style:text-properties style:text-position="super 58%"/>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style:font-name="Source Code Pro"/>
    </style:style>
    <style:style style:name="T6" style:family="text">
      <style:text-properties style:font-name="Source Code Pro" fo:font-weight="bold" style:font-weight-asian="bold" style:font-weight-complex="bold"/>
    </style:style>
    <style:style style:name="T7" style:family="text">
      <style:text-properties style:font-name="Source Code Pro" fo:font-weight="bold" officeooo:rsid="0001f683" style:font-weight-asian="bold" style:font-weight-complex="bold"/>
    </style:style>
    <style:style style:name="T8" style:family="text">
      <style:text-properties style:font-name="Source Code Pro" fo:font-weight="bold" officeooo:rsid="0002de45" style:font-weight-asian="bold" style:font-weight-complex="bold"/>
    </style:style>
    <style:style style:name="T9" style:family="text">
      <style:text-properties style:font-name="Source Code Pro" fo:font-weight="bold" officeooo:rsid="0015fed5" style:font-weight-asian="bold" style:font-weight-complex="bold"/>
    </style:style>
    <style:style style:name="T10" style:family="text">
      <style:text-properties style:font-name="Source Code Pro" fo:font-weight="normal" style:font-weight-asian="normal" style:font-weight-complex="normal"/>
    </style:style>
    <style:style style:name="T11" style:family="text">
      <style:text-properties style:font-name="Source Code Pro" fo:font-weight="normal" officeooo:rsid="0001f683" style:font-weight-asian="normal" style:font-weight-complex="normal"/>
    </style:style>
    <style:style style:name="T12" style:family="text">
      <style:text-properties style:font-name="Source Code Pro" fo:font-weight="normal" officeooo:rsid="0002de45" style:font-weight-asian="normal" style:font-weight-complex="normal"/>
    </style:style>
    <style:style style:name="T13" style:family="text">
      <style:text-properties style:font-name="Source Code Pro" fo:font-weight="normal" officeooo:rsid="000e83c0" style:font-weight-asian="normal" style:font-weight-complex="normal"/>
    </style:style>
    <style:style style:name="T14" style:family="text">
      <style:text-properties style:font-name="Source Code Pro" fo:font-weight="normal" officeooo:rsid="001e1c40" style:font-weight-asian="normal" style:font-weight-complex="normal"/>
    </style:style>
    <style:style style:name="T15" style:family="text">
      <style:text-properties style:font-name="Source Code Pro" fo:font-weight="normal" officeooo:rsid="001ff507" style:font-weight-asian="normal" style:font-weight-complex="normal"/>
    </style:style>
    <style:style style:name="T16" style:family="text">
      <style:text-properties style:font-name="Source Code Pro" fo:font-weight="normal" officeooo:rsid="002023e3" style:font-weight-asian="normal" style:font-weight-complex="normal"/>
    </style:style>
    <style:style style:name="T17" style:family="text">
      <style:text-properties style:font-name="Source Code Pro" officeooo:rsid="00067db1"/>
    </style:style>
    <style:style style:name="T18" style:family="text">
      <style:text-properties style:font-name="Source Code Pro" officeooo:rsid="0006b3f7"/>
    </style:style>
    <style:style style:name="T19" style:family="text">
      <style:text-properties style:font-name="Source Code Pro" officeooo:rsid="000d9fea"/>
    </style:style>
    <style:style style:name="T20" style:family="text">
      <style:text-properties style:font-name="Source Code Pro" officeooo:rsid="000f5a12"/>
    </style:style>
    <style:style style:name="T21" style:family="text">
      <style:text-properties style:font-name="Source Code Pro" officeooo:rsid="0011f246"/>
    </style:style>
    <style:style style:name="T22" style:family="text">
      <style:text-properties style:font-name="Source Code Pro" officeooo:rsid="00144363"/>
    </style:style>
    <style:style style:name="T23" style:family="text">
      <style:text-properties style:font-name="Source Code Pro" officeooo:rsid="0015fed5"/>
    </style:style>
    <style:style style:name="T24" style:family="text">
      <style:text-properties style:font-name="Source Code Pro" officeooo:rsid="0016c379"/>
    </style:style>
    <style:style style:name="T25" style:family="text">
      <style:text-properties style:font-name="Source Code Pro" officeooo:rsid="00181681"/>
    </style:style>
    <style:style style:name="T26" style:family="text">
      <style:text-properties style:font-name="Source Code Pro" officeooo:rsid="001c8e37"/>
    </style:style>
    <style:style style:name="T27" style:family="text">
      <style:text-properties style:font-name="Source Code Pro" officeooo:rsid="001e1c40"/>
    </style:style>
    <style:style style:name="T28" style:family="text">
      <style:text-properties style:font-name="Source Code Pro" officeooo:rsid="001eea0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nserting an item to an array.</text:p>
      <text:p text:style-name="P1">Use splice(4, 0, 8)</text:p>
      <text:p text:style-name="P1">Will place the item of 8 at the 4<text:span text:style-name="T2">th</text:span> index, removing 0.</text:p>
      <text:p text:style-name="P1"/>
      <text:p text:style-name="P1">Removing items from an array:</text:p>
      <text:p text:style-name="P1">pop() for the last item</text:p>
      <text:p text:style-name="P1">shift() for the first</text:p>
      <text:p text:style-name="P2"><text:span text:style-name="T1">splice(4, 1) will mutate the original array and remove the item index 4, removing one.</text:span></text:p>
      <text:p text:style-name="P1">slice(4, 1) will not mutate the original array, instead it returns the item at index 4.</text:p>
      <text:p text:style-name="P1">delete can also remove an item. “delete arr[4]” but leaves a hole in the array</text:p>
      <text:p text:style-name="P1">If you try to access an item that does not exist you will get “undefined”.</text:p>
      <text:p text:style-name="P1"/>
      <text:p text:style-name="P1">ENUMERATING THROUGH ARRAYS.</text:p>
      <text:p text:style-name="P1"><text:span text:style-name="T3">for loop</text:span>, really simple way. Use the arr.length</text:p>
      <text:p text:style-name="P1">for(let i = 0; i &lt; arr.lengthp; i++)</text:p>
      <text:p text:style-name="P1"/>
      <text:p text:style-name="P3">for ...in loop<text:span text:style-name="T4"> mostly for objects, no guarantee of the order of properties. for(let item in arr)</text:span></text:p>
      <text:p text:style-name="P3"><text:span text:style-name="T4"/></text:p>
      <text:p text:style-name="P3">forEach<text:span text:style-name="T4"> easy to loop through each item, gives you access to the index to if you want it. arr.forEach(item =&gt; {test.push(item)})</text:span></text:p>
      <text:p text:style-name="P3"><text:span text:style-name="T4">Does not return a value, so you can’t chain it to other things.</text:span></text:p>
      <text:p text:style-name="P3"><text:span text:style-name="T4"/></text:p>
      <text:p text:style-name="P4"><text:span text:style-name="T7">for ...of loop </text:span><text:span text:style-name="T11">iterates over all the iterable items.</text:span></text:p>
      <text:p text:style-name="P5"><text:span text:style-name="T10">for(let items of arr)</text:span></text:p>
      <text:p text:style-name="P5"><text:span text:style-name="T10"/></text:p>
      <text:p text:style-name="P5"><text:span text:style-name="T10">SORTING ARRAYS.</text:span></text:p>
      <text:p text:style-name="P5"><text:span text:style-name="T6">arr.sort()</text:span><text:span text:style-name="T10"> sorts by default in ascending order. Looks at the first digit only. If you want the whole numbers compared, use arr.sort((a, b) =&gt; a -b) for ascending and b – a for descending. </text:span></text:p>
      <text:p text:style-name="P5"><text:span text:style-name="T10"/></text:p>
      <text:p text:style-name="P5"><text:span text:style-name="T10">SEARCHING ARRAYS.</text:span></text:p>
      <text:p text:style-name="P5"><text:span text:style-name="T6">arr.indexOf(‘item’)</text:span><text:span text:style-name="T10"> will return the index of the first matching item in that array, and -1 if it is not in the array.</text:span></text:p>
      <text:p text:style-name="P5"><text:span text:style-name="T10"/></text:p>
      <text:p text:style-name="P5"><text:span text:style-name="T6">arr.includes(‘item’) </text:span><text:span text:style-name="T10">returns true if the item is in the array, and false if it is not.</text:span></text:p>
      <text:p text:style-name="P5"><text:span text:style-name="T10"/></text:p>
      <text:p text:style-name="P5"><text:span text:style-name="T10"/></text:p>
      <text:p text:style-name="P5"><text:span text:style-name="T10"/></text:p>
      <text:p text:style-name="P5"><text:soft-page-break/><text:span text:style-name="T10">CREATING NEW ARRAYS</text:span></text:p>
      <text:p text:style-name="P5"><text:span text:style-name="T10"/></text:p>
      <text:p text:style-name="P5"><text:span text:style-name="T6">let myArr = []</text:span><text:span text:style-name="T10"> new empty array with a length of 0.</text:span></text:p>
      <text:p text:style-name="P5"><text:span text:style-name="T6">let arrTwo = new Array(7) </text:span><text:span text:style-name="T10">an array with a length of 7, values not initialized.</text:span></text:p>
      <text:p text:style-name="P6"><text:span text:style-name="T6">let arrThree = new Array(6).fill(0)</text:span><text:span text:style-name="T10"> creates a new array of six zeros.</text:span></text:p>
      <text:p text:style-name="P6"><text:span text:style-name="T10"/></text:p>
      <text:p text:style-name="P6"><text:span text:style-name="T12">CHECK IF AN ARRAY ELEMENT IS ANOTHER ARRAY (NESTED ARRAY)</text:span></text:p>
      <text:p text:style-name="P6"><text:span text:style-name="T12"/></text:p>
      <text:p text:style-name="P6"><text:span text:style-name="T8">Array.isArray(myArr[3])</text:span><text:span text:style-name="T12"> will return true if that item is an array, false if it is not. Handy when you are iterating through an array and only performing some operation on nested arrays in it.</text:span></text:p>
      <text:p text:style-name="P6"><text:span text:style-name="T12"/></text:p>
      <text:p text:style-name="P7"><text:span text:style-name="T10">WHEN TO USE AN ARRAY VS AN OBJECT</text:span></text:p>
      <text:p text:style-name="P7"><text:span text:style-name="T10">Use arrays if you want to store and access the data in numeric sequence. If you want any a key for the data, use an object.</text:span></text:p>
      <text:p text:style-name="P7"><text:span text:style-name="T10"/></text:p>
      <text:p text:style-name="P7"><text:span text:style-name="T10">COMBINING ARRAYS.</text:span></text:p>
      <text:p text:style-name="P7"><text:span text:style-name="T10"/></text:p>
      <text:p text:style-name="P7"><text:span text:style-name="T10">The ES6 spread operator makes this easy.</text:span></text:p>
      <text:p text:style-name="P8"><text:span text:style-name="T5">let combinedArr = [...arr, ...arrTwo]</text:span></text:p>
      <text:p text:style-name="P8"><text:span text:style-name="T5"/></text:p>
      <text:p text:style-name="P25"><text:span text:style-name="T5">Or combine it with other values that are not arrays.</text:span></text:p>
      <text:p text:style-name="P8"><text:span text:style-name="T5">let weirdArr = [...arr, ‘QUAIL’, ...arrTwo, ‘YES’, 1]</text:span></text:p>
      <text:p text:style-name="P8"><text:span text:style-name="T5"/></text:p>
      <text:p text:style-name="P25"><text:span text:style-name="T5">COPYING ARRAYS</text:span></text:p>
      <text:p text:style-name="P25"><text:span text:style-name="T5">Because arrays are reference objects, assigning a new var to your array just creates a reference to that array, not an actual separate array. So any change you make to either effects both.</text:span></text:p>
      <text:p text:style-name="P25"><text:span text:style-name="T5"/></text:p>
      <text:p text:style-name="P25"><text:span text:style-name="T5">ES6 spread operator solves this by creating a new copy.</text:span></text:p>
      <text:p text:style-name="P8"><text:span text:style-name="T5">let myCopy = [..arr]</text:span></text:p>
      <text:p text:style-name="P8"><text:span text:style-name="T5"/></text:p>
      <text:p text:style-name="P26"><text:span text:style-name="T5">Passing the array members to a function as an arguments.</text:span></text:p>
      <text:p text:style-name="P26"><text:span text:style-name="T5">Before ES6 you would have to use the apply() method.</text:span></text:p>
      <text:p text:style-name="P9"><text:span text:style-name="T5">myfunc.apply(null, arr)</text:span></text:p>
      <text:p text:style-name="P26"><text:span text:style-name="T5">With ES6</text:span></text:p>
      <text:p text:style-name="P9"><text:span text:style-name="T5">myfunc(...arr) </text:span><text:span text:style-name="T10">array is split into parameters and passed filling the functions arguments, extra parameters are ignored. </text:span></text:p>
      <text:p text:style-name="P9"><text:span text:style-name="T10"/></text:p>
      <text:p text:style-name="P9"><text:span text:style-name="T10"/></text:p>
      <text:p text:style-name="P25"><text:span text:style-name="T5"/></text:p>
      <text:p text:style-name="P25"><text:span text:style-name="T5"/></text:p>
      <text:p text:style-name="P25"><text:span text:style-name="T5"/></text:p>
      <text:p text:style-name="P27"><text:soft-page-break/><text:span text:style-name="T5">REST PARAMETER </text:span></text:p>
      <text:p text:style-name="P27"><text:span text:style-name="T5">Looks like the spread operator, but does the opposite. Instead of expanding an array like the rest operating, it condenses different items to form an array.</text:span></text:p>
      <text:p text:style-name="P27"><text:span text:style-name="T5"/></text:p>
      <text:p text:style-name="P10"><text:span text:style-name="T5">let [good, middle, ...bad] = arr</text:span></text:p>
      <text:p text:style-name="P27"><text:span text:style-name="T5">This takes the array (arr) on the right side of the assignment operator and destructors the the first index of arr into ‘good’, the second into ‘middle’ and any/all remaining item into ‘bad’. You will now have three new items you can access.</text:span></text:p>
      <text:p text:style-name="P27"><text:span text:style-name="T5"/></text:p>
      <text:p text:style-name="P27"><text:span text:style-name="T5">ES6 SETS</text:span></text:p>
      <text:p text:style-name="P28"><text:span text:style-name="T5">Sets are unique collections of values of any types, numbers, strings, <text:s/>Nan,undefined booleans.</text:span></text:p>
      <text:p text:style-name="P28"><text:span text:style-name="T5"/></text:p>
      <text:p text:style-name="P11"><text:span text:style-name="T17">let mySet = new Set([4,5,6,2,5,7,7,1,4])</text:span><text:span text:style-name="T5"> </text:span></text:p>
      <text:p text:style-name="P12"><text:span text:style-name="T5">let mySetTwo = new Set(‘mmonsterr’)</text:span></text:p>
      <text:p text:style-name="P29"><text:span text:style-name="T5">Now if you did a console log of mySetTwo you would get [‘m’, ‘o’, ‘n’, ‘s’, ‘e’, ‘r’) since the set only added the unique values and it already had an m, and an r. For mySet, one 7 and one 4 are doubles so they are also left off.</text:span></text:p>
      <text:p text:style-name="P29"><text:span text:style-name="T5"/></text:p>
      <text:p text:style-name="P29"><text:span text:style-name="T5">SET PROPERTIES</text:span></text:p>
      <text:p text:style-name="P29"><text:span text:style-name="T5">Instead of the .length </text:span><text:span text:style-name="T18">property</text:span><text:span text:style-name="T5"> you have a </text:span><text:span text:style-name="T6">.size</text:span><text:span text:style-name="T5"> </text:span><text:span text:style-name="T18">property.</text:span></text:p>
      <text:p text:style-name="P29"><text:span text:style-name="T5"/></text:p>
      <text:p text:style-name="P30"><text:span text:style-name="T5">SET METHODS </text:span></text:p>
      <text:p text:style-name="P13"><text:span text:style-name="T5">.add(item)</text:span></text:p>
      <text:p text:style-name="P30"><text:span text:style-name="T5">Adds an item or items or values to the set</text:span></text:p>
      <text:p text:style-name="P13"><text:span text:style-name="T5">.clear()</text:span></text:p>
      <text:p text:style-name="P30"><text:span text:style-name="T5">Removes all the items</text:span></text:p>
      <text:p text:style-name="P13"><text:span text:style-name="T5">.delete(item)</text:span></text:p>
      <text:p text:style-name="P30"><text:span text:style-name="T5">Removes a particular item from the set</text:span></text:p>
      <text:p text:style-name="P13"><text:span text:style-name="T5">.enteries() </text:span></text:p>
      <text:p text:style-name="P30"><text:span text:style-name="T5">Returns an iterator object that contains an array of items in the way they were added</text:span></text:p>
      <text:p text:style-name="P13"><text:span text:style-name="T5">.forEach() </text:span></text:p>
      <text:p text:style-name="P30"><text:span text:style-name="T5">You Know this</text:span></text:p>
      <text:p text:style-name="P13"><text:span text:style-name="T5">.has(item) </text:span></text:p>
      <text:p text:style-name="P30"><text:span text:style-name="T5">Returns true or false</text:span></text:p>
      <text:p text:style-name="P30"><text:span text:style-name="T6">.keys()</text:span><text:span text:style-name="T5"> </text:span></text:p>
      <text:p text:style-name="P30"><text:span text:style-name="T5">Returns a new iterator object that has the values for each element in the set</text:span></text:p>
      <text:p text:style-name="P30"><text:span text:style-name="T6">.values()</text:span><text:span text:style-name="T5"> returns a new iterator object that contains the values for each element in the set</text:span></text:p>
      <text:p text:style-name="P31"><text:soft-page-break/><text:span text:style-name="T5">REMEMBER </text:span></text:p>
      <text:p text:style-name="P31"><text:span text:style-name="T5">Sets are just objects with a collection of unique values, each value in a set may only occur once. Value equality will be check because of this. NaN is considered the same as NaN even though NaN !== NaN.</text:span></text:p>
      <text:p text:style-name="P31"><text:span text:style-name="T5"/></text:p>
      <text:p text:style-name="P31"><text:span text:style-name="T5">CONVERT A SET TO AN ARRAY</text:span></text:p>
      <text:p text:style-name="P14"><text:span text:style-name="T5">let myArr = Array.from(mySet)</text:span></text:p>
      <text:p text:style-name="P32"><text:span text:style-name="T5">Or</text:span></text:p>
      <text:p text:style-name="P15"><text:span text:style-name="T5">let myArrTwo = [...mySet]</text:span></text:p>
      <text:p text:style-name="P15"><text:span text:style-name="T5"/></text:p>
      <text:p text:style-name="P32"><text:span text:style-name="T5">**FAST WAY TO REMOVE DUPLICATE ITEMS FROM AN ARRAY USING SET**</text:span></text:p>
      <text:p text:style-name="P15"><text:span text:style-name="T5">let myRemoved = [...new Set(targetArray)]</text:span></text:p>
      <text:p text:style-name="P32"><text:span text:style-name="T5">Will create a new set from targetArray, which removes duplicate values, the spread operator than converts it back to an array. </text:span><text:span text:style-name="T6">SWEET</text:span></text:p>
      <text:p text:style-name="P32"><text:span text:style-name="T6"/></text:p>
      <text:p text:style-name="P32"><text:span text:style-name="T5">Set @@iterator, myArr[Symbol.iterator]()</text:span></text:p>
      <text:p text:style-name="P32"><text:span text:style-name="T5">Holds an initial value of??????</text:span></text:p>
      <text:p text:style-name="P15"><text:span text:style-name="T5">let myIt = mySet[Symbol.iterator]()</text:span></text:p>
      <text:p text:style-name="P32"><text:span text:style-name="T6">console.log(myIt.next().value)</text:span><text:span text:style-name="T5"> // returns the first item value</text:span></text:p>
      <text:p text:style-name="P32"><text:span text:style-name="T6">console.log(myIt.next().value) </text:span><text:span text:style-name="T5">// returns the next item value</text:span></text:p>
      <text:p text:style-name="P32"><text:span text:style-name="T5"/></text:p>
      <text:p text:style-name="P33"><text:span text:style-name="T5">REMEBER</text:span></text:p>
      <text:p text:style-name="P32"><text:span text:style-name="T5">You can use </text:span><text:span text:style-name="T6">for ...in loops </text:span><text:span text:style-name="T5">on sets</text:span></text:p>
      <text:p text:style-name="P34"><text:span text:style-name="T5">You can create copy of a set just by using new Set(oldSet)</text:span></text:p>
      <text:p text:style-name="P34"><text:a xlink:type="simple" xlink:href="https://developer.mozilla.org/en-US/docs/Web/JavaScript/Reference/Global_Objects/Set" text:style-name="Internet_20_link" text:visited-style-name="Visited_20_Internet_20_Link"><text:span text:style-name="T5">https://developer.mozilla.org/en-US/docs/Web/JavaScript/Reference/Global_Objects/Set</text:span></text:a><text:span text:style-name="T5"> </text:span></text:p>
      <text:p text:style-name="P34"><text:span text:style-name="T5">Look at the operations for seeing if one set is a super set of another, symmetric differences, etc.</text:span></text:p>
      <text:p text:style-name="P34"><text:span text:style-name="T5">You can form a set from a string easily, removing duplicate values. Remember case matters, so you could convert the string to lowercase first if needed. Also consider white space.</text:span></text:p>
      <text:p text:style-name="P34"><text:span text:style-name="T5"/></text:p>
      <text:p text:style-name="P34"><text:span text:style-name="T5">WEAK SETS</text:span></text:p>
      <text:p text:style-name="P34"><text:span text:style-name="T5">let myWeak = new WeakSet()</text:span></text:p>
      <text:p text:style-name="P34"><text:span text:style-name="T5">Weak sets are sets that are a collection of objects only, no other values. Weak sets are not iteratable. They do not have size or forEach.</text:span></text:p>
      <text:p text:style-name="P35"><text:span text:style-name="T5">Once an object is deleted from outside the weakset, the weakset also deletes it’s reference. </text:span><text:span text:style-name="T20">That is why it is called weak. </text:span></text:p>
      <text:p text:style-name="P34"><text:span text:style-name="T5">USEFUL FOR</text:span></text:p>
      <text:p text:style-name="P34"><text:span text:style-name="T5">Functions that call themselves recursively need a way of preventing circular data structures by keeping track of what objects have already been processed.</text:span></text:p>
      <text:p text:style-name="P34"><text:span text:style-name="T5"/></text:p>
      <text:p text:style-name="P35"><text:soft-page-break/><text:span text:style-name="T5"/></text:p>
      <text:p text:style-name="P36"><text:span text:style-name="T5">ES6 MAPS</text:span></text:p>
      <text:p text:style-name="P36"><text:span text:style-name="T5">Not to be confused with the .map() method.</text:span></text:p>
      <text:p text:style-name="P36"><text:span text:style-name="T5">Maps are similar to sets, except they have a key value pair.</text:span></text:p>
      <text:p text:style-name="P36"><text:span text:style-name="T5"/></text:p>
      <text:p text:style-name="P36"><text:span text:style-name="T5">Regular objects use STRINGS as the keys, they convert numbers to strings if you use them. The value could be anything however.</text:span></text:p>
      <text:p text:style-name="P36"><text:span text:style-name="T5">With Maps you can now have any value for the key, along with still having any value for the values.</text:span></text:p>
      <text:p text:style-name="P36"><text:span text:style-name="T5"/></text:p>
      <text:p text:style-name="P36"><text:span text:style-name="T5">CREATING MAPS</text:span></text:p>
      <text:p text:style-name="P16"><text:span text:style-name="T5">let myMap = new Map();</text:span></text:p>
      <text:p text:style-name="P16"><text:span text:style-name="T5">myMap.set(6, ‘RUNAWAY’);</text:span></text:p>
      <text:p text:style-name="P16"><text:span text:style-name="T5">myMap.set([‘6’, ‘hiii’);</text:span></text:p>
      <text:p text:style-name="P36"><text:span text:style-name="T5"/></text:p>
      <text:p text:style-name="P37"><text:span text:style-name="T5">ADDING ITEMS TO MAP, GETTING TIEMS</text:span></text:p>
      <text:p text:style-name="P37"><text:span text:style-name="T5">*******Just realized this </text:span><text:span text:style-name="T19">is similar to setting/getting items from local storage, except those are converted to strings.</text:span></text:p>
      <text:p text:style-name="P17"><text:span text:style-name="T5">myMap.set()</text:span></text:p>
      <text:p text:style-name="P17"><text:span text:style-name="T5">myMap.get()</text:span></text:p>
      <text:p text:style-name="P18"><text:span text:style-name="T5">myMap.set(7, ‘yesss’)</text:span></text:p>
      <text:p text:style-name="P18"><text:span text:style-name="T5">myMap.get(7) ///// ‘yesss’</text:span></text:p>
      <text:p text:style-name="P18"><text:span text:style-name="T5"/></text:p>
      <text:p text:style-name="P38"><text:span text:style-name="T5">MAP PROPERTIES </text:span></text:p>
      <text:p text:style-name="P38"><text:span text:style-name="T6">Constructor</text:span><text:span text:style-name="T5"> and </text:span><text:span text:style-name="T6">.size</text:span></text:p>
      <text:p text:style-name="P38"><text:span text:style-name="T5">MAP METHODS </text:span></text:p>
      <text:p text:style-name="P17"><text:span text:style-name="T5">.set(key, value)</text:span></text:p>
      <text:p text:style-name="P17"><text:span text:style-name="T5">.clear()</text:span></text:p>
      <text:p text:style-name="P17"><text:span text:style-name="T5">.delete(key)</text:span></text:p>
      <text:p text:style-name="P38"><text:span text:style-name="T6">.enteries() </text:span><text:span text:style-name="T5">returns an iterator object that contains an array of key value pairs in the order they were added</text:span></text:p>
      <text:p text:style-name="P17"><text:span text:style-name="T5">.forEach</text:span></text:p>
      <text:p text:style-name="P17"><text:span text:style-name="T5">.has(key)</text:span></text:p>
      <text:p text:style-name="P17"><text:span text:style-name="T5">.get(key)</text:span></text:p>
      <text:p text:style-name="P17"><text:span text:style-name="T5">[@@iterator] </text:span><text:span text:style-name="T10">returns a new iterator object that contains the array of key value pairs for each element in the Map</text:span></text:p>
      <text:p text:style-name="P17"><text:span text:style-name="T5">.keys()</text:span><text:span text:style-name="T10"> returns an iterator object of the keys</text:span></text:p>
      <text:p text:style-name="P17"><text:span text:style-name="T5">.values()</text:span><text:span text:style-name="T10"> returns an iterator object of the values</text:span></text:p>
      <text:p text:style-name="P17"><text:span text:style-name="T10">EXAMPLE</text:span></text:p>
      <text:p text:style-name="P17"><text:span text:style-name="T5">myMap.keys() </text:span><text:span text:style-name="T10">would return ///6, ‘6’ if those were the keys. This is </text:span><text:span text:style-name="T5">different</text:span><text:span text:style-name="T10"> from the </text:span><text:span text:style-name="T5">Object.keys(myObj) </text:span><text:span text:style-name="T10">syntax you would use on a </text:span><text:span text:style-name="T13">regular object to get the keys.</text:span></text:p>
      <text:p text:style-name="P17"><text:span text:style-name="T13"/></text:p>
      <text:p text:style-name="P17"><text:span text:style-name="T13"/></text:p>
      <text:p text:style-name="P19"><text:soft-page-break/><text:span text:style-name="T10">USING OBJECTS AS KEYS IN MAPS</text:span></text:p>
      <text:p text:style-name="P20"><text:span text:style-name="T10">ALWAYS pass objects as keys by storing it in a variable first.</text:span></text:p>
      <text:p text:style-name="P20"><text:span text:style-name="T5">let myKey = {t: 7, m: 0, e: 6} </text:span></text:p>
      <text:p text:style-name="P20"><text:span text:style-name="T5">myMap.set(myKey, ‘water’)</text:span></text:p>
      <text:p text:style-name="P20"><text:span text:style-name="T5"/></text:p>
      <text:p text:style-name="P39"><text:span text:style-name="T5">ITERATING OVER MAPS</text:span></text:p>
      <text:p text:style-name="P39"><text:span text:style-name="T5">You can use forEach(), for ...of loops, entries()</text:span></text:p>
      <text:p text:style-name="P39"><text:span text:style-name="T5">for(let [key, val] of myMap) console.log(key, val)</text:span></text:p>
      <text:p text:style-name="P39"><text:span text:style-name="T5">for(let key of myMap.keys()) console.log(key)</text:span></text:p>
      <text:p text:style-name="P39"><text:span text:style-name="T5">for(let value of myMap.values()) console.log(value)</text:span></text:p>
      <text:p text:style-name="P39"><text:span text:style-name="T5">for(let [key, val] of map.entries()) console.log(key + ‘my val is: ‘ +value)</text:span></text:p>
      <text:p text:style-name="P39"><text:span text:style-name="T5"/></text:p>
      <text:p text:style-name="P40"><text:span text:style-name="T5">DIFFERENCE BETWEEN MAPS AND WEAKMAPS</text:span></text:p>
      <text:p text:style-name="P40"><text:span text:style-name="T5">Both can use objects as keys, but during garbage collection they are treated differently. With a map deleting all objects (delete window.obj) would not allow any object being used as key to the map to be deleted, since the map still need a reference to it. So it can’t be garbage collected.</text:span></text:p>
      <text:p text:style-name="P40"><text:span text:style-name="T5">With a weakMap after removing the object reference from the window object, that object can be garbage collected and removed from the weakMap.</text:span></text:p>
      <text:p text:style-name="P40"><text:span text:style-name="T5"/></text:p>
      <text:p text:style-name="P40"><text:span text:style-name="T5"/></text:p>
      <text:p text:style-name="P40"><text:span text:style-name="T5"/></text:p>
      <text:p text:style-name="P40"><text:span text:style-name="T5"/></text:p>
      <text:p text:style-name="P40"><text:span text:style-name="T5"/></text:p>
      <text:p text:style-name="P40"><text:span text:style-name="T5"/></text:p>
      <text:p text:style-name="P40"><text:span text:style-name="T5"/></text:p>
      <text:p text:style-name="P40"><text:span text:style-name="T5"/></text:p>
      <text:p text:style-name="P40"><text:span text:style-name="T5"/></text:p>
      <text:p text:style-name="P40"><text:span text:style-name="T5"/></text:p>
      <text:p text:style-name="P40"><text:span text:style-name="T5"/></text:p>
      <text:p text:style-name="P40"><text:span text:style-name="T5"/></text:p>
      <text:p text:style-name="P40"><text:span text:style-name="T5"/></text:p>
      <text:p text:style-name="P40"><text:span text:style-name="T5"/></text:p>
      <text:p text:style-name="P40"><text:span text:style-name="T5"/></text:p>
      <text:p text:style-name="P40"><text:span text:style-name="T5"/></text:p>
      <text:p text:style-name="P40"><text:span text:style-name="T5"/></text:p>
      <text:p text:style-name="P40"><text:span text:style-name="T5"/></text:p>
      <text:p text:style-name="P40"><text:span text:style-name="T5"/></text:p>
      <text:p text:style-name="P40"><text:span text:style-name="T5"/></text:p>
      <text:p text:style-name="P40"><text:span text:style-name="T5"/></text:p>
      <text:p text:style-name="P40"><text:span text:style-name="T5"/></text:p>
      <text:p text:style-name="P41"><text:soft-page-break/><text:span text:style-name="T5">REVERSING ARRAYS</text:span></text:p>
      <text:p text:style-name="P41"><text:span text:style-name="T5">The easiest way is </text:span><text:span text:style-name="T6">myArr.reverse()</text:span><text:span text:style-name="T5">. This mutates the original array, so if you need the original create a new array first before reversing it. </text:span><text:span text:style-name="T6">let myArrReversed = [...myArr] </text:span></text:p>
      <text:p text:style-name="P41"><text:span text:style-name="T6"/></text:p>
      <text:p text:style-name="P42"><text:span text:style-name="T5">Another method is to loop through the array and push each item to a new array.</text:span></text:p>
      <text:p text:style-name="P21"><text:span text:style-name="T5">let myNewArr = []</text:span></text:p>
      <text:p text:style-name="P21"><text:span text:style-name="T5">for(let i = 0; i &lt; myArr.lenght; i++) {</text:span></text:p>
      <text:p text:style-name="P21"><text:span text:style-name="T5"><text:tab/>myNewArr.unshift(myArr[i])</text:span></text:p>
      <text:p text:style-name="P21"><text:span text:style-name="T5">}</text:span></text:p>
      <text:p text:style-name="P21"><text:span text:style-name="T5"/></text:p>
      <text:p text:style-name="P42"><text:span text:style-name="T5">Reverse an array using recursion</text:span></text:p>
      <text:p text:style-name="P42"><text:span text:style-name="T5">Create a function that takes in an array and it’s length as parameters. If the length == 0 return an an empty array. Otherwise return [myArr[n-1].concat(myRevFun(arr, --n))</text:span></text:p>
      <text:p text:style-name="P42"><text:span text:style-name="T5"/></text:p>
      <text:p text:style-name="P43"><text:span text:style-name="T5">NUMBER OF SUBARRAYS WITH A GIVEN SUM</text:span></text:p>
      <text:p text:style-name="P22"><text:span text:style-name="T5">TWO SUMS</text:span></text:p>
      <text:p text:style-name="P22"><text:span text:style-name="T5">SUBSET SUM PROBLEM</text:span></text:p>
      <text:p text:style-name="P45"><text:span text:style-name="T21">G</text:span><text:span text:style-name="T5">iven an array, see how many pairs of numbers add up to a given s</text:span><text:span text:style-name="T22">um.</text:span></text:p>
      <text:p text:style-name="P46"><text:span text:style-name="T5">Variations of this are to return all pairs, or just the first pair, or just true or false, or the index of the pairs. Other considerations, if you want all possible combinations, or if once you use a number at an index you can’t use it again.</text:span></text:p>
      <text:p text:style-name="P49"><text:span text:style-name="T5">Also if the array set includes strings such as ‘7’ instead of integers, or null. Make sure you know the parameters.</text:span></text:p>
      <text:p text:style-name="P50"><text:span text:style-name="T5">What happens if there are no matching numbers?</text:span></text:p>
      <text:p text:style-name="P46"><text:span text:style-name="T5"/></text:p>
      <text:p text:style-name="P45"><text:span text:style-name="T5">Method ONE is just two for loops. They loop over the array, and loop over the array again inside adding each number and comparing. If they match the sum you can return either a ++ to a counter or push the pair to an array. This is an 0(N^2) time complexity algorithm.</text:span></text:p>
      <text:p text:style-name="P45"><text:span text:style-name="T5">ORDER N SQUARED</text:span></text:p>
      <text:p text:style-name="P45"><text:span text:style-name="T5">“Oh of N squared”</text:span></text:p>
      <text:p text:style-name="P46"><text:span text:style-name="T5">You don’t know the length of your array (N) but you do know you will have to loop over each element in it with itself.</text:span></text:p>
      <text:p text:style-name="P43"><text:span text:style-name="T21"/></text:p>
      <text:p text:style-name="P44"><text:span text:style-name="T5">Method two, use a hashmap!</text:span></text:p>
      <text:p text:style-name="P46"><text:span text:style-name="T5">This is an “ORDER N” 0(n) since you are only looping through it once, and is much faster. </text:span><text:span text:style-name="T23">The basic idea is to create a new object outside your loop, and then loop through your array ONE time. Each loop you set a variable inside it to be your target number minus the current number. </text:span><text:span text:style-name="T9">let test = target – arr[i] </text:span><text:span text:style-name="T23">followed by an if block that </text:span><text:soft-page-break/><text:span text:style-name="T23">checks to see if your object has that item, and if it does, push those two items to a new array outside your loop. Or it could just break and return true, or it could push the indexes of those items, or it could just increment a counter. Keep that in mind!</text:span></text:p>
      <text:p text:style-name="P23"><text:span text:style-name="T5">if(myOb[test] !== undefined) {</text:span></text:p>
      <text:p text:style-name="P47"><text:span text:style-name="T5"><text:tab/></text:span><text:span text:style-name="T6">total.push([arr[i], test])</text:span><text:span text:style-name="T5"> ///// Pushes the pair as an array to an array</text:span></text:p>
      <text:p text:style-name="P47"><text:span text:style-name="T6"><text:tab/>totalCounter++</text:span><text:span text:style-name="T5"> ///// Just counts when there is a pair</text:span></text:p>
      <text:p text:style-name="P47"><text:span text:style-name="T5"><text:tab/></text:span><text:span text:style-name="T6">totalIndex.push(</text:span></text:p>
      <text:p text:style-name="P23"><text:span text:style-name="T24"><text:tab/>}</text:span></text:p>
      <text:p text:style-name="P21"><text:span text:style-name="T5"/></text:p>
      <text:p text:style-name="P48"><text:span text:style-name="T5">Next you will add the item to your hashtable, still inside your for loop. </text:span><text:span text:style-name="T6">myObj[arr[i]] = arr[i]</text:span><text:span text:style-name="T5">; // This is regardless of if it was found or not. On the next loop through, if the target number – the current array item </text:span><text:span text:style-name="T25">is included in the your Obj you know it is a pair. After that you can execute your logic. Such as incrementing a counter, or pushing the pair to a new array.</text:span></text:p>
      <text:p text:style-name="P48"><text:span text:style-name="T25"/></text:p>
      <text:p text:style-name="P48"><text:span text:style-name="T25"/></text:p>
      <text:p text:style-name="P48"><text:span text:style-name="T25"/></text:p>
      <text:p text:style-name="P48"><text:span text:style-name="T25"/></text:p>
      <text:p text:style-name="P48"><text:span text:style-name="T25"/></text:p>
      <text:p text:style-name="P48"><text:span text:style-name="T25"/></text:p>
      <text:p text:style-name="P48"><text:span text:style-name="T25"/></text:p>
      <text:p text:style-name="P48"><text:span text:style-name="T25"/></text:p>
      <text:p text:style-name="P48"><text:span text:style-name="T25"/></text:p>
      <text:p text:style-name="P48"><text:span text:style-name="T25"/></text:p>
      <text:p text:style-name="P48"><text:span text:style-name="T25"/></text:p>
      <text:p text:style-name="P48"><text:span text:style-name="T25"/></text:p>
      <text:p text:style-name="P48"><text:span text:style-name="T25"/></text:p>
      <text:p text:style-name="P48"><text:span text:style-name="T25"/></text:p>
      <text:p text:style-name="P48"><text:span text:style-name="T25"/></text:p>
      <text:p text:style-name="P48"><text:span text:style-name="T25"/></text:p>
      <text:p text:style-name="P48"><text:span text:style-name="T25"/></text:p>
      <text:p text:style-name="P48"><text:span text:style-name="T25"/></text:p>
      <text:p text:style-name="P48"><text:span text:style-name="T25"/></text:p>
      <text:p text:style-name="P48"><text:span text:style-name="T25"/></text:p>
      <text:p text:style-name="P48"><text:span text:style-name="T25"/></text:p>
      <text:p text:style-name="P48"><text:span text:style-name="T25"/></text:p>
      <text:p text:style-name="P48"><text:span text:style-name="T25"/></text:p>
      <text:p text:style-name="P48"><text:span text:style-name="T25"/></text:p>
      <text:p text:style-name="P48"><text:span text:style-name="T25"/></text:p>
      <text:p text:style-name="P48"><text:span text:style-name="T25"/></text:p>
      <text:p text:style-name="P48"><text:span text:style-name="T25"/></text:p>
      <text:p text:style-name="P48"><text:soft-page-break/><text:span text:style-name="T25"/></text:p>
      <text:p text:style-name="P48"><text:span text:style-name="T25"/></text:p>
      <text:p text:style-name="P51"><text:span text:style-name="T25">I</text:span><text:span text:style-name="T5">NSERT AN INTEGER INTO AN ARRAY OF SORTED INTEGERS BASED ON INDEX.</text:span></text:p>
      <text:p text:style-name="P51"><text:span text:style-name="T5">No duplicates are in the array. </text:span></text:p>
      <text:p text:style-name="P51"><text:span text:style-name="T5">Your integer is not in the array.</text:span></text:p>
      <text:p text:style-name="P51"><text:span text:style-name="T5"/></text:p>
      <text:p text:style-name="P51"><text:span text:style-name="T5">A simple for loop should do it.</text:span></text:p>
      <text:p text:style-name="P51"><text:span text:style-name="T5">for(let i in myArr) {</text:span></text:p>
      <text:p text:style-name="P51"><text:span text:style-name="T5"><text:tab/>if(targert &gt; </text:span><text:span text:style-name="T26">myArr[i]</text:span><text:span text:style-name="T5">) {</text:span></text:p>
      <text:p text:style-name="P51"><text:span text:style-name="T5"><text:tab/><text:tab/></text:span></text:p>
      <text:p text:style-name="P51"><text:span text:style-name="T5"><text:tab/>}</text:span></text:p>
      <text:p text:style-name="P51"><text:span text:style-name="T5"/></text:p>
      <text:p text:style-name="P51"><text:span text:style-name="T5">}</text:span></text:p>
      <text:p text:style-name="P51"><text:span text:style-name="T5"/></text:p>
      <text:p text:style-name="P51"><text:span text:style-name="T5"/></text:p>
      <text:p text:style-name="P51"><text:span text:style-name="T5"/></text:p>
      <text:p text:style-name="P51"><text:span text:style-name="T5"/></text:p>
      <text:p text:style-name="P51"><text:span text:style-name="T5"/></text:p>
      <text:p text:style-name="P51"><text:span text:style-name="T5"/></text:p>
      <text:p text:style-name="P51"><text:span text:style-name="T5"/></text:p>
      <text:p text:style-name="P51"><text:span text:style-name="T5"/></text:p>
      <text:p text:style-name="P51"><text:span text:style-name="T5"/></text:p>
      <text:p text:style-name="P51"><text:span text:style-name="T5"/></text:p>
      <text:p text:style-name="P51"><text:span text:style-name="T5"/></text:p>
      <text:p text:style-name="P51"><text:span text:style-name="T5"/></text:p>
      <text:p text:style-name="P51"><text:span text:style-name="T5"/></text:p>
      <text:p text:style-name="P51"><text:span text:style-name="T5"/></text:p>
      <text:p text:style-name="P51"><text:span text:style-name="T5"/></text:p>
      <text:p text:style-name="P51"><text:span text:style-name="T5"/></text:p>
      <text:p text:style-name="P51"><text:span text:style-name="T5"/></text:p>
      <text:p text:style-name="P51"><text:span text:style-name="T5"/></text:p>
      <text:p text:style-name="P51"><text:span text:style-name="T5"/></text:p>
      <text:p text:style-name="P51"><text:span text:style-name="T5"/></text:p>
      <text:p text:style-name="P51"><text:span text:style-name="T5"/></text:p>
      <text:p text:style-name="P51"><text:span text:style-name="T5"/></text:p>
      <text:p text:style-name="P51"><text:span text:style-name="T5"/></text:p>
      <text:p text:style-name="P51"><text:span text:style-name="T5"/></text:p>
      <text:p text:style-name="P51"><text:span text:style-name="T5"/></text:p>
      <text:p text:style-name="P51"><text:span text:style-name="T5"/></text:p>
      <text:p text:style-name="P51"><text:span text:style-name="T5"/></text:p>
      <text:p text:style-name="P51"><text:span text:style-name="T5"/></text:p>
      <text:p text:style-name="P51"><text:span text:style-name="T5"/></text:p>
      <text:p text:style-name="P51"><text:span text:style-name="T5"/></text:p>
      <text:p text:style-name="P51"><text:span text:style-name="T5"/></text:p>
      <text:p text:style-name="P51"><text:soft-page-break/><text:span text:style-name="T5">*************************</text:span><text:span text:style-name="T27">BIG 0 NOTATION******************************</text:span></text:p>
      <text:p text:style-name="P52"><text:span text:style-name="T5">Big O notation is symbolism used to describe asymptotic behavior of functions. </text:span><text:span text:style-name="T28"><text:s/></text:span></text:p>
      <text:p text:style-name="P52"><text:span text:style-name="T5">It tells you how fast a function grows or declines.</text:span></text:p>
      <text:p text:style-name="P52"><text:span text:style-name="T5">Big O expressions do not have constants or low order terms, because when N gets large enough constants don’t matter. </text:span></text:p>
      <text:p text:style-name="P53"><text:span text:style-name="T5"/></text:p>
      <text:p text:style-name="P52"><text:span text:style-name="T5">O(1) “Order One”: Constant-time algorithm. This is the fastest.</text:span></text:p>
      <text:p text:style-name="P53"><text:span text:style-name="T5">O(log(N)) “Order log N”: Logarithmic algorithm.</text:span></text:p>
      <text:p text:style-name="P52"><text:span text:style-name="T5">O(N) “Order N”: Linear-time algorithm. </text:span></text:p>
      <text:p text:style-name="P54"><text:span text:style-name="T14">O(N^2) “Order N Squared”: Quadratic-time algorithm.</text:span></text:p>
      <text:p text:style-name="P54"><text:span text:style-name="T14"/></text:p>
      <text:p text:style-name="P55"><text:span text:style-name="T14">B</text:span><text:span text:style-name="T10">ig O covers time complexity, basically the number of operations required </text:span><text:span text:style-name="T15">to run the algorithm. g(N) = 6 + 4^4 +3 *N +N^2. This would be an “Order N squared” algorithm, even though there are more operations than just N^2, Big O only looks at the slowest case and ignores the constants. So 4^4 is a constant, and 3*N is faster than N^2, it is O(N^2). This is a quadratic algorithm.</text:span></text:p>
      <text:p text:style-name="P55"><text:span text:style-name="T15">The time required by an algorithm is proportional to the number of basic operations it needs to perform.</text:span></text:p>
      <text:p text:style-name="P55"><text:span text:style-name="T15">If an an algorithm performs the same number of operations each time it is called, this is known as a “constant time” algorithm. “Order one” or O(1). </text:span><text:span text:style-name="T16">g(N) = N + 3 is constant time. Even though N might be a huge or tiny number, it is still just one operation, so it is O(1).</text:span></text:p>
      <text:p text:style-name="P55"><text:span text:style-name="T16"/></text:p>
      <text:p text:style-name="P56"><text:span text:style-name="T10">When finding the complexity you are interested in the relation between the number of operations to the problem size, NOT the actual number of operations itself. You are also usually looking for the worst case scenario. Your algorithm might have a condition that if met will break out of the algorithm with a result very early on. However, this is not taken into account with Big O. Your condition might not ever be met, and even if it is met 99% of the time the Big O notation will still be for the worst case scenario and assume your break out condition is never met.</text:span></text:p>
      <text:p text:style-name="P56"><text:span text:style-name="T10">Worst case, is the the MAXIMUM number of operations that might be performed for a certain problem size.</text:span></text:p>
      <text:p text:style-name="P56"><text:span text:style-name="T10"/></text:p>
      <text:p text:style-name="P24"><text:span text:style-name="T5">if, else if, else </text:span></text:p>
      <text:p text:style-name="P56"><text:span text:style-name="T10">If you have a code block with an if and else statement, and the if statement is 0(N) while the else statement is O(N^2) the Big O notation for that algorithm would be “Order N squared” because you are looking at the worst case scenario, the slower of the two.</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Mangal1" svg:font-family="Mangal"/>
    <style:font-face style:name="Source Code Pro" svg:font-family="'Source Code Pr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10-20T23:40:51.940000000</meta:creation-date>
    <meta:generator>LibreOffice/6.3.2.2$Windows_X86_64 LibreOffice_project/98b30e735bda24bc04ab42594c85f7fd8be07b9c</meta:generator>
    <dc:date>2020-03-01T05:26:33.698000000</dc:date>
    <meta:editing-duration>PT25M43S</meta:editing-duration>
    <meta:editing-cycles>6</meta:editing-cycles>
    <meta:document-statistic meta:table-count="0" meta:image-count="0" meta:object-count="0" meta:page-count="10" meta:paragraph-count="193" meta:word-count="2303" meta:character-count="13082" meta:non-whitespace-character-count="10937"/>
  </office:meta>
</office:document-meta>
</file>